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004cm" fo:margin-top="0cm" fo:margin-bottom="0.39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Gill Sans MT_CCJU" fo:font-size="12pt" fo:font-weight="bold" style:font-size-asian="12pt" style:font-weight-asian="bold"/>
    </style:style>
    <style:style style:name="P2" style:family="paragraph" style:parent-style-name="Standard">
      <style:paragraph-properties fo:margin-left="0cm" fo:margin-right="-0.004cm" fo:margin-top="0cm" fo:margin-bottom="0.39cm" fo:text-align="justify" style:justify-single-word="false" fo:text-indent="0cm" style:auto-text-indent="false">
        <style:tab-stops>
          <style:tab-stop style:position="1.752cm"/>
          <style:tab-stop style:position="8.251cm"/>
        </style:tab-stops>
      </style:paragraph-properties>
      <style:text-properties style:font-name="Gill Sans MT_CCJU" fo:font-size="10pt" style:font-size-asian="10pt" style:font-size-complex="10pt"/>
    </style:style>
    <style:style style:name="P3" style:family="paragraph" style:parent-style-name="Header">
      <style:paragraph-properties fo:margin-left="0cm" fo:margin-right="-0.004cm" fo:margin-top="0cm" fo:margin-bottom="0.39cm" fo:text-indent="0cm" style:auto-text-indent="false">
        <style:tab-stops>
          <style:tab-stop style:position="8.251cm"/>
        </style:tab-stops>
      </style:paragraph-properties>
      <style:text-properties style:font-name="Gill Sans MT_CCJU"/>
    </style:style>
    <style:style style:name="P4" style:family="paragraph" style:parent-style-name="Standard">
      <style:paragraph-properties fo:text-align="justify" style:justify-single-word="false"/>
      <style:text-properties style:font-name="Gill Sans MT_CCJU" fo:font-size="12pt" style:font-size-asian="12pt" style:font-size-complex="12pt"/>
    </style:style>
    <style:style style:name="P5" style:family="paragraph" style:parent-style-name="Standard">
      <style:paragraph-properties fo:margin-top="0cm" fo:margin-bottom="0.39cm" fo:text-align="justify" style:justify-single-word="false"/>
      <style:text-properties style:font-name="Gill Sans MT_CCJU" fo:font-size="11pt" style:font-size-asian="11pt" style:font-size-complex="11pt"/>
    </style:style>
    <style:style style:name="P6" style:family="paragraph" style:parent-style-name="Heading_20_1">
      <style:paragraph-properties fo:margin-left="5.502cm" fo:margin-right="4.997cm" fo:text-indent="0cm" style:auto-text-indent="false" fo:background-color="#99ccff" fo:padding-left="0.141cm" fo:padding-right="0.141cm" fo:padding-top="0.035cm" fo:padding-bottom="0.035cm" fo:border="0.018cm solid #000000">
        <style:tab-stops>
          <style:tab-stop style:position="4.5cm"/>
        </style:tab-stops>
        <style:background-image/>
      </style:paragraph-properties>
      <style:text-properties style:font-name="Gill Sans MT_CCJU" style:text-underline-style="none"/>
    </style:style>
    <style:style style:name="P7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style:font-name="Gill Sans MT_CCJU" fo:font-size="12pt" style:font-size-asian="12pt"/>
    </style:style>
    <style:style style:name="T1" style:family="text">
      <style:text-properties fo:color="#800000" fo:font-size="12pt" style:font-size-asian="12pt"/>
    </style:style>
    <style:style style:name="T2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3" style:family="text">
      <style:text-properties fo:color="#000000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4" style:family="text">
      <style:text-properties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%#include enTetesDecisionRFM#%</text:p>
      <text:h text:style-name="P6" text:outline-level="1">%=DECISION_OCTROI=%</text:h>
      <text:p text:style-name="P4"/>
      <text:p text:style-name="P1">%=OBJET=%</text:p>
      <text:p text:style-name="P5">%=TITRE=%</text:p>
      <text:p text:style-name="P5">%=DATE_DEMANDE=%</text:p>
      <text:p text:style-name="P5">%=LOI=%</text:p>
      <text:p text:style-name="P5">%=ACCEPTATION=%</text:p>
      <text:p text:style-name="P5">%=VERSEMENT=%</text:p>
      <text:p text:style-name="P5">%=ARRET=%</text:p>
      <text:p text:style-name="P5">%=SALUTATION=%</text:p>
      <text:p text:style-name="P3"><text:span text:style-name="T1"><text:tab/></text:span><text:span text:style-name="T2">%#</text:span><text:span text:style-name="T3">include <text:s/>signatureRFM</text:span><text:span text:style-name="T2">#%</text:span></text:p>
      <text:p text:style-name="P2"><text:span text:style-name="T4">%=OPPOSITION=%</text:span> %=DETAIL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10-08-13T16:29:00</meta:creation-date>
    <dc:creator>Mike Boillat</dc:creator>
    <dc:date>2012-02-23T15:34:24</dc:date>
    <meta:print-date>2009-04-28T07:47:00</meta:print-date>
    <meta:editing-cycles>9</meta:editing-cycles>
    <meta:editing-duration>PT22H36M8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ReviewingToolsShownOnce" meta:value-type="string"/>
    <meta:user-defined meta:name="_AdHocReviewCycleID" meta:value-type="integer">775984809</meta:user-defined>
    <meta:document-statistic meta:table-count="0" meta:image-count="0" meta:object-count="0" meta:page-count="1" meta:paragraph-count="12" meta:word-count="17" meta:character-count="193"/>
  </office:meta>
</office:document-meta>
</file>